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CODE</text:p>
          </table:table-cell>
          <table:table-cell office:value-type="string">
            <text:p>LIBELLÉ</text:p>
          </table:table-cell>
          <table:table-cell office:value-type="string">
            <text:p>TYPE</text:p>
          </table:table-cell>
          <table:table-cell office:value-type="string">
            <text:p>CONTRAINTES</text:p>
          </table:table-cell>
          <table:table-cell office:value-type="string">
            <text:p>RÈG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mRégion</text:p>
          </table:table-cell>
          <table:table-cell office:value-type="string">
            <text:p>NOM DE LA REGION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resprégion</text:p>
          </table:table-cell>
          <table:table-cell office:value-type="string">
            <text:p>RESPONSABLE RÉGION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idResp</text:p>
          </table:table-cell>
          <table:table-cell office:value-type="string">
            <text:p>ID RESPONSABLE RÉGION</text:p>
          </table:table-cell>
          <table:table-cell office:value-type="string">
            <text:p>INT </text:p>
          </table:table-cell>
          <table:table-cell/>
          <table:table-cell office:value-type="string">
            <text:p>INT ++</text:p>
          </table:table-cell>
          <table:table-cell table:number-columns-repeated="1019"/>
        </table:table-row>
        <table:table-row table:style-name="ro1">
          <table:table-cell office:value-type="string">
            <text:p>nomDepartement</text:p>
          </table:table-cell>
          <table:table-cell office:value-type="string">
            <text:p>NON DU DEPARTEMENT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nomVille</text:p>
          </table:table-cell>
          <table:table-cell office:value-type="string">
            <text:p>NOM DE LA VILLE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cpVille</text:p>
          </table:table-cell>
          <table:table-cell office:value-type="string">
            <text:p>CODE POSTAL DE LA VILLE</text:p>
          </table:table-cell>
          <table:table-cell office:value-type="string">
            <text:p>INT(S)</text:p>
          </table:table-cell>
          <table:table-cell office:value-type="string">
            <text:p>INT == 5</text:p>
          </table:table-cell>
          <table:table-cell table:number-columns-repeated="1020"/>
        </table:table-row>
        <table:table-row table:style-name="ro1">
          <table:table-cell office:value-type="string">
            <text:p>nbTouristes</text:p>
          </table:table-cell>
          <table:table-cell office:value-type="string">
            <text:p>NOMBRE DE TOURISTE ANNUEL</text:p>
          </table:table-cell>
          <table:table-cell office:value-type="string">
            <text:p>INT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mPlage</text:p>
          </table:table-cell>
          <table:table-cell office:value-type="string">
            <text:p>NOM DE LA PLAGE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idVille</text:p>
          </table:table-cell>
          <table:table-cell office:value-type="string">
            <text:p>CODE VILLE UNIQUE (INSEE?)</text:p>
          </table:table-cell>
          <table:table-cell office:value-type="string">
            <text:p>INT </text:p>
          </table:table-cell>
          <table:table-cell/>
          <table:table-cell office:value-type="string">
            <text:p>INT ++</text:p>
          </table:table-cell>
          <table:table-cell table:number-columns-repeated="1019"/>
        </table:table-row>
        <table:table-row table:style-name="ro1">
          <table:table-cell office:value-type="string">
            <text:p>longPlage</text:p>
          </table:table-cell>
          <table:table-cell office:value-type="string">
            <text:p>LONGUEUR DE LA PLAGE</text:p>
          </table:table-cell>
          <table:table-cell office:value-type="string">
            <text:p>INT </text:p>
          </table:table-cell>
          <table:table-cell table:number-columns-repeated="1021"/>
        </table:table-row>
        <table:table-row table:style-name="ro1">
          <table:table-cell office:value-type="string">
            <text:p>idPlage</text:p>
          </table:table-cell>
          <table:table-cell office:value-type="string">
            <text:p>ID DE LA PLAGE</text:p>
          </table:table-cell>
          <table:table-cell office:value-type="string">
            <text:p>INT </text:p>
          </table:table-cell>
          <table:table-cell/>
          <table:table-cell office:value-type="string">
            <text:p>INT ++</text:p>
          </table:table-cell>
          <table:table-cell table:number-columns-repeated="1019"/>
        </table:table-row>
        <table:table-row table:style-name="ro1">
          <table:table-cell office:value-type="string">
            <text:p>typeTerrain</text:p>
          </table:table-cell>
          <table:table-cell office:value-type="string">
            <text:p>TYPE DE TERRAIN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>
          <table:table-cell office:value-type="string">
            <text:p>idType</text:p>
          </table:table-cell>
          <table:table-cell office:value-type="string">
            <text:p>ID DU TYPE DU TERRAIN</text:p>
          </table:table-cell>
          <table:table-cell office:value-type="string">
            <text:p>INT </text:p>
          </table:table-cell>
          <table:table-cell/>
          <table:table-cell office:value-type="string">
            <text:p>INT ++</text:p>
          </table:table-cell>
          <table:table-cell table:number-columns-repeated="1019"/>
        </table:table-row>
        <table:table-row table:style-name="ro1">
          <table:table-cell office:value-type="string">
            <text:p>nomType</text:p>
          </table:table-cell>
          <table:table-cell office:value-type="string">
            <text:p>NON DU TYPE</text:p>
          </table:table-cell>
          <table:table-cell office:value-type="string">
            <text:p>VARCHAR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6">16/02/2022</text:date>, <text:time>15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 T</meta:initial-creator>
    <meta:creation-date>2022-02-16T15:11:43</meta:creation-date>
    <dc:date>2022-02-16T15:30:53</dc:date>
    <dc:creator>JM T</dc:creator>
    <meta:editing-duration>PT4M</meta:editing-duration>
    <meta:editing-cycles>1</meta:editing-cycles>
    <meta:generator>OpenOffice/4.1.11$Unix OpenOffice.org_project/4111m1$Build-9808</meta:generator>
    <meta:document-statistic meta:table-count="3" meta:cell-count="52" meta:object-count="0"/>
  </office:meta>
</office:document-meta>
</file>